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1.089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2.4189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7752in"/>
    </style:style>
    <style:style style:name="co19" style:family="table-column">
      <style:table-column-properties fo:break-before="auto" style:column-width="1.6165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0.7591in"/>
    </style:style>
    <style:style style:name="co22" style:family="table-column">
      <style:table-column-properties fo:break-before="auto" style:column-width="0.5984in"/>
    </style:style>
    <style:style style:name="co23" style:family="table-column">
      <style:table-column-properties fo:break-before="auto" style:column-width="0.7772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3.0264in"/>
    </style:style>
    <style:style style:name="co26" style:family="table-column">
      <style:table-column-properties fo:break-before="auto" style:column-width="2.6799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711in"/>
    </style:style>
    <style:style style:name="co29" style:family="table-column">
      <style:table-column-properties fo:break-before="auto" style:column-width="0.922in"/>
    </style:style>
    <style:style style:name="co30" style:family="table-column">
      <style:table-column-properties fo:break-before="auto" style:column-width="0.2311in"/>
    </style:style>
    <style:style style:name="co31" style:family="table-column">
      <style:table-column-properties fo:break-before="auto" style:column-width="0.2118in"/>
    </style:style>
    <style:style style:name="co32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61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18" table:default-cell-style-name="ce44"/>
        <table:table-column table:style-name="co19" table:default-cell-style-name="ce27"/>
        <table:table-column table:style-name="co20" table:default-cell-style-name="ce31"/>
        <table:table-column table:style-name="co21" table:default-cell-style-name="ce37"/>
        <table:table-column table:style-name="co22" table:default-cell-style-name="ce18"/>
        <table:table-column table:style-name="co23" table:default-cell-style-name="ce18"/>
        <table:table-column table:style-name="co24" table:default-cell-style-name="ce44"/>
        <table:table-column table:style-name="co25" table:default-cell-style-name="ce46"/>
        <table:table-column table:style-name="co26" table:default-cell-style-name="Default"/>
        <table:table-column table:style-name="co27" table:default-cell-style-name="Default"/>
        <table:table-column table:style-name="co28" table:default-cell-style-name="ce136"/>
        <table:table-column table:style-name="co27" table:default-cell-style-name="ce136"/>
        <table:table-column table:style-name="co27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column table:style-name="co27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47"/>
          <table:table-cell table:style-name="ce53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Benenne die Einheit (wie man spricht)</text:p>
          </table:table-cell>
          <table:table-cell table:style-name="ce16" table:number-columns-repeated="2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 table:number-columns-repeated="2"/>
          <table:table-cell table:style-name="ce105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43" office:value-type="string" calcext:value-type="string">
            <text:p>def. Term der Formel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0]=&quot;&quot;;&quot;&quot;;[.X10])" office:value-type="string" office:string-value="activity (radioactive)" calcext:value-type="string">
            <text:p>activity (radioactive)</text:p>
          </table:table-cell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48" table:formula="of:=IF([.$AB10]=&quot;&quot;;&quot;&quot;;[.$AB10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X10]=&quot;&quot;;&quot;&quot;;[.$F10])" office:value-type="string" office:string-value="\SI{1}{\becquerel}" calcext:value-type="string">
            <text:p>\SI{1}{\becquerel}</text:p>
          </table:table-cell>
          <table:table-cell table:style-name="ce61" table:formula="of:=IF([.X10]=&quot;&quot;;&quot;&quot;;CONCATENATE(&quot;\si{&quot;;[.$AD10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W10]=&quot;&quot;;&quot;&quot;;&quot;$&quot; &amp; [.$W10] &amp; &quot;$&quot;)" office:value-type="string" office:string-value="$-\frac{\Delta N}{\Delta t}$" calcext:value-type="string">
            <text:p>$-\frac{\Delta N}{\Delta t}$</text:p>
          </table:table-cell>
          <table:table-cell table:style-name="ce8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"/>
          <table:table-cell table:style-name="ce3" table:formula="of:=IF([.X10]=&quot;&quot;;&quot;&quot;;[.$AC10])" office:value-type="string" office:string-value="\becquerel" calcext:value-type="string">
            <text:p>\becquerel</text:p>
          </table:table-cell>
          <table:table-cell table:style-name="ce7" table:formula="of:=IF([.X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3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8"/>
          <table:table-cell table:style-name="ce82" office:value-type="string" calcext:value-type="string">
            <text:p>-\frac{\Delta N}{\Delta t}</text:p>
          </table:table-cell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61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1]=&quot;&quot;;&quot;&quot;;CONCATENATE(&quot;&quot;;[.X11]))" office:value-type="string" office:string-value="number" calcext:value-type="string">
            <text:p>number</text:p>
          </table:table-cell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48" table:formula="of:=IF([.$AB11]=&quot;&quot;;&quot;&quot;;[.$AB11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3" table:formula="of:=IF([.$W11]=&quot;&quot;;&quot;&quot;;&quot;$&quot; &amp; [.$W11] &amp; &quot;$&quot;)">
            <text:p/>
          </table:table-cell>
          <table:table-cell table:style-name="ce8" table:formula="of:=IF([.W11]=&quot;&quot;;&quot;&quot;;&quot;$&quot; &amp;[.Y11] &amp; &quot;=&quot; &amp;[.W11] &amp; &quot;$&quot;)">
            <text:p/>
          </table:table-cell>
          <table:table-cell table:style-name="ce8"/>
          <table:table-cell table:style-name="ce3" table:formula="of:=IF([.X11]=&quot;&quot;;&quot;&quot;;[.$AC11])" office:value-type="string" office:string-value="\noop" calcext:value-type="string">
            <text:p>\noop</text:p>
          </table:table-cell>
          <table:table-cell table:style-name="ce7" table:formula="of:=IF([.X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3" table:formula="of:=IF([.W11]=&quot;&quot;;&quot;&quot;;&quot;$&quot; &amp;[.Y11] &amp; &quot;=&quot; &amp;[.W11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61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2]=&quot;&quot;;&quot;&quot;;CONCATENATE(&quot;&quot;;[.X12]))" office:value-type="string" office:string-value="equivalent dose" calcext:value-type="string">
            <text:p>equivalent dose</text:p>
          </table:table-cell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48" table:formula="of:=IF([.$AB12]=&quot;&quot;;&quot;&quot;;[.$AB12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X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X12]=&quot;&quot;;&quot;&quot;;CONCATENATE(&quot;\SI{1}{&quot;;[.$AD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W12]=&quot;&quot;;&quot;&quot;;&quot;$&quot; &amp; [.$W12] &amp; &quot;$&quot;)" office:value-type="string" office:string-value="$q \cdot D$" calcext:value-type="string">
            <text:p>$q \cdot D$</text:p>
          </table:table-cell>
          <table:table-cell table:style-name="ce8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"/>
          <table:table-cell table:style-name="ce3" table:formula="of:=IF([.X12]=&quot;&quot;;&quot;&quot;;[.$AC12])" office:value-type="string" office:string-value="\sievert" calcext:value-type="string">
            <text:p>\sievert</text:p>
          </table:table-cell>
          <table:table-cell table:style-name="ce7" table:formula="of:=IF([.X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3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8"/>
          <table:table-cell table:style-name="ce82" office:value-type="string" calcext:value-type="string">
            <text:p>q \cdot D</text:p>
          </table:table-cell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61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3]=&quot;&quot;;&quot;&quot;;[.X13])" office:value-type="string" office:string-value="acceleration" calcext:value-type="string">
            <text:p>acceleration</text:p>
          </table:table-cell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B13]=&quot;&quot;;&quot;&quot;;[.$AB13])">
            <text:p/>
          </table:table-cell>
          <table:table-cell table:style-name="ce8"/>
          <table:table-cell table:style-name="ce3" table:formula="of:=IF([.$X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W13]=&quot;&quot;;&quot;&quot;;&quot;$&quot; &amp; [.$W13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"/>
          <table:table-cell table:style-name="ce3" table:formula="of:=IF([.X13]=&quot;&quot;;&quot;&quot;;[.$AC13])" office:value-type="string" office:string-value="\meter\per\second\squared" calcext:value-type="string">
            <text:p>\meter\per\second\squared</text:p>
          </table:table-cell>
          <table:table-cell table:style-name="ce7" table:formula="of:=IF([.X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3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8"/>
          <table:table-cell table:style-name="ce82" office:value-type="string" calcext:value-type="string">
            <text:p>\frac{\Delta v}{\Delta t}</text:p>
          </table:table-cell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61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4]=&quot;&quot;;&quot;&quot;;[.X14])" office:value-type="string" office:string-value="density" calcext:value-type="string">
            <text:p>density</text:p>
          </table:table-cell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B14]=&quot;&quot;;&quot;&quot;;[.$AB14])">
            <text:p/>
          </table:table-cell>
          <table:table-cell table:style-name="ce8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W14]=&quot;&quot;;&quot;&quot;;&quot;$&quot; &amp; [.$W14] &amp; &quot;$&quot;)" office:value-type="string" office:string-value="$\frac{m}{V}$" calcext:value-type="string">
            <text:p>$\frac{m}{V}$</text:p>
          </table:table-cell>
          <table:table-cell table:style-name="ce8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"/>
          <table:table-cell table:style-name="ce3" table:formula="of:=IF([.X14]=&quot;&quot;;&quot;&quot;;[.$AC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3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8"/>
          <table:table-cell table:style-name="ce82" office:value-type="string" calcext:value-type="string">
            <text:p>\frac{m}{V}</text:p>
          </table:table-cell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61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5]=&quot;&quot;;&quot;&quot;;[.X15])" office:value-type="string" office:string-value="angular momentum" calcext:value-type="string">
            <text:p>angular momentum</text:p>
          </table:table-cell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B15]=&quot;&quot;;&quot;&quot;;[.$AB15])">
            <text:p/>
          </table:table-cell>
          <table:table-cell table:style-name="ce8"/>
          <table:table-cell table:style-name="ce3" table:formula="of:=IF([.$X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X15]=&quot;&quot;;&quot;&quot;;CONCATENATE(&quot;\SI{1}{&quot;;[.$AD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W15]=&quot;&quot;;&quot;&quot;;&quot;$&quot; &amp; [.$W15] &amp; &quot;$&quot;)" office:value-type="string" office:string-value="$J\cdot\omega$" calcext:value-type="string">
            <text:p>$J\cdot\omega$</text:p>
          </table:table-cell>
          <table:table-cell table:style-name="ce8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"/>
          <table:table-cell table:style-name="ce3" table:formula="of:=IF([.X15]=&quot;&quot;;&quot;&quot;;[.$AC15])" office:value-type="string" office:string-value="\newton\meter\second" calcext:value-type="string">
            <text:p>\newton\meter\second</text:p>
          </table:table-cell>
          <table:table-cell table:style-name="ce7" table:formula="of:=IF([.X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3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8"/>
          <table:table-cell table:style-name="ce82" office:value-type="string" calcext:value-type="string">
            <text:p>J\cdot\omega</text:p>
          </table:table-cell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61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6]=&quot;&quot;;&quot;&quot;;[.X16])" office:value-type="string" office:string-value="torque" calcext:value-type="string">
            <text:p>torque</text:p>
          </table:table-cell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48" table:formula="of:=IF([.$AB16]=&quot;&quot;;&quot;&quot;;[.$AB16])">
            <text:p/>
          </table:table-cell>
          <table:table-cell table:style-name="ce8"/>
          <table:table-cell table:style-name="ce3" table:formula="of:=IF([.$X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X16]=&quot;&quot;;&quot;&quot;;CONCATENATE(&quot;\SI{1}{&quot;;[.$AD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W16]=&quot;&quot;;&quot;&quot;;&quot;$&quot; &amp; [.$W16] &amp; &quot;$&quot;)" office:value-type="string" office:string-value="$r\cdot F$" calcext:value-type="string">
            <text:p>$r\cdot F$</text:p>
          </table:table-cell>
          <table:table-cell table:style-name="ce8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"/>
          <table:table-cell table:style-name="ce3" table:formula="of:=IF([.X16]=&quot;&quot;;&quot;&quot;;[.$AC16])" office:value-type="string" office:string-value="\newton\meter" calcext:value-type="string">
            <text:p>\newton\meter</text:p>
          </table:table-cell>
          <table:table-cell table:style-name="ce7" table:formula="of:=IF([.X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3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8"/>
          <table:table-cell table:style-name="ce82" office:value-type="string" calcext:value-type="string">
            <text:p>r\cdot F</text:p>
          </table:table-cell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61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7]=&quot;&quot;;&quot;&quot;;[.X17])" office:value-type="string" office:string-value="pressure" calcext:value-type="string">
            <text:p>pressure</text:p>
          </table:table-cell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48" table:formula="of:=IF([.$AB17]=&quot;&quot;;&quot;&quot;;[.$AB17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X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W17]=&quot;&quot;;&quot;&quot;;&quot;$&quot; &amp; [.$W17] &amp; &quot;$&quot;)" office:value-type="string" office:string-value="$\frac{F}{A}$" calcext:value-type="string">
            <text:p>$\frac{F}{A}$</text:p>
          </table:table-cell>
          <table:table-cell table:style-name="ce8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"/>
          <table:table-cell table:style-name="ce3" table:formula="of:=IF([.X17]=&quot;&quot;;&quot;&quot;;[.$AC17])" office:value-type="string" office:string-value="\pascal" calcext:value-type="string">
            <text:p>\pascal</text:p>
          </table:table-cell>
          <table:table-cell table:style-name="ce7" table:formula="of:=IF([.X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3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8"/>
          <table:table-cell table:style-name="ce82" office:value-type="string" calcext:value-type="string">
            <text:p>\frac{F}{A}</text:p>
          </table:table-cell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61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8]=&quot;&quot;;&quot;&quot;;[.X18])" office:value-type="string" office:string-value="electric field strength" calcext:value-type="string">
            <text:p>electric field strength</text:p>
          </table:table-cell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B18]=&quot;&quot;;&quot;&quot;;[.$AB18])">
            <text:p/>
          </table:table-cell>
          <table:table-cell table:style-name="ce59"/>
          <table:table-cell table:style-name="ce3" table:formula="of:=IF([.$X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W18]=&quot;&quot;;&quot;&quot;;&quot;$&quot; &amp; [.$W18] &amp; &quot;$&quot;)" office:value-type="string" office:string-value="$\frac{F}{Q}$" calcext:value-type="string">
            <text:p>$\frac{F}{Q}$</text:p>
          </table:table-cell>
          <table:table-cell table:style-name="ce8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"/>
          <table:table-cell table:style-name="ce3" table:formula="of:=IF([.X18]=&quot;&quot;;&quot;&quot;;[.$AC18])" office:value-type="string" office:string-value="\volt\per\meter" calcext:value-type="string">
            <text:p>\volt\per\meter</text:p>
          </table:table-cell>
          <table:table-cell table:style-name="ce7" table:formula="of:=IF([.X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3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8"/>
          <table:table-cell table:style-name="ce82" office:value-type="string" calcext:value-type="string">
            <text:p>\frac{F}{Q}</text:p>
          </table:table-cell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61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9]=&quot;&quot;;&quot;&quot;;[.X19])" office:value-type="string" office:string-value="energy (electric)" calcext:value-type="string">
            <text:p>energy (electric)</text:p>
          </table:table-cell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X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X19]=&quot;&quot;;&quot;&quot;;CONCATENATE(&quot;\SI{1}{&quot;;[.$AD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W19]=&quot;&quot;;&quot;&quot;;&quot;$&quot; &amp; [.$W19] &amp; &quot;$&quot;)" office:value-type="string" office:string-value="$Q \cdot V$" calcext:value-type="string">
            <text:p>$Q \cdot V$</text:p>
          </table:table-cell>
          <table:table-cell table:style-name="ce8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"/>
          <table:table-cell table:style-name="ce3" table:formula="of:=IF([.X19]=&quot;&quot;;&quot;&quot;;[.$AC19])" office:value-type="string" office:string-value="\joule" calcext:value-type="string">
            <text:p>\joule</text:p>
          </table:table-cell>
          <table:table-cell table:style-name="ce7" table:formula="of:=IF([.X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3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8"/>
          <table:table-cell table:style-name="ce82" office:value-type="string" calcext:value-type="string">
            <text:p>Q \cdot V</text:p>
          </table:table-cell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0]=&quot;&quot;;&quot;&quot;;CONCATENATE(&quot;\SI{1}{&quot;;[.$AC20];&quot;}&quot;))">
            <text:p/>
          </table:table-cell>
          <table:table-cell table:style-name="ce48" table:formula="of:=IF([.$AB20]=&quot;&quot;;&quot;&quot;;[.$AB20])">
            <text:p/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W20]=&quot;&quot;;&quot;&quot;;&quot;$&quot; &amp; [.$W20] &amp; &quot;$&quot;)">
            <text:p/>
          </table:table-cell>
          <table:table-cell table:style-name="ce8" table:formula="of:=IF([.W20]=&quot;&quot;;&quot;&quot;;&quot;$&quot; &amp;[.Y20] &amp; &quot;=&quot; &amp;[.W20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0]=&quot;&quot;;&quot;&quot;;&quot;$&quot; &amp;[.Y20] &amp; &quot;=&quot; &amp;[.W20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1]=&quot;&quot;;&quot;&quot;;CONCATENATE(&quot;\SI{1}{&quot;;[.$AC21];&quot;}&quot;))">
            <text:p/>
          </table:table-cell>
          <table:table-cell table:style-name="ce48" table:formula="of:=IF([.$AB21]=&quot;&quot;;&quot;&quot;;[.$AB21])">
            <text:p/>
          </table:table-cell>
          <table:table-cell table:style-name="ce8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/>
          <table:table-cell table:style-name="ce3" table:formula="of:=IF([.$W21]=&quot;&quot;;&quot;&quot;;&quot;$&quot; &amp; [.$W21] &amp; &quot;$&quot;)">
            <text:p/>
          </table:table-cell>
          <table:table-cell table:style-name="ce8" table:formula="of:=IF([.W21]=&quot;&quot;;&quot;&quot;;&quot;$&quot; &amp;[.Y21] &amp; &quot;=&quot; &amp;[.W21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1]=&quot;&quot;;&quot;&quot;;&quot;$&quot; &amp;[.Y21] &amp; &quot;=&quot; &amp;[.W21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2]=&quot;&quot;;&quot;&quot;;[.X22])" office:value-type="string" office:string-value="power (electric)" calcext:value-type="string">
            <text:p>power (electric)</text:p>
          </table:table-cell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X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X22]=&quot;&quot;;&quot;&quot;;CONCATENATE(&quot;\SI{1}{&quot;;[.$AD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W22]=&quot;&quot;;&quot;&quot;;&quot;$&quot; &amp; [.$W22] &amp; &quot;$&quot;)" office:value-type="string" office:string-value="$V\cdot I$" calcext:value-type="string">
            <text:p>$V\cdot I$</text:p>
          </table:table-cell>
          <table:table-cell table:style-name="ce8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"/>
          <table:table-cell table:style-name="ce3" table:formula="of:=IF([.X22]=&quot;&quot;;&quot;&quot;;[.$AC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3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8"/>
          <table:table-cell table:style-name="ce82" office:value-type="string" calcext:value-type="string">
            <text:p>V\cdot I</text:p>
          </table:table-cell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3]=&quot;&quot;;&quot;&quot;;[.X23])" office:value-type="string" office:string-value="area" calcext:value-type="string">
            <text:p>area</text:p>
          </table:table-cell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B23]=&quot;&quot;;&quot;&quot;;[.$AB23])" office:value-type="string" office:string-value="square metre" calcext:value-type="string">
            <text:p>square metre</text:p>
          </table:table-cell>
          <table:table-cell table:style-name="ce8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W23]=&quot;&quot;;&quot;&quot;;&quot;$&quot; &amp; [.$W23] &amp; &quot;$&quot;)" office:value-type="string" office:string-value="$l\cdot w$" calcext:value-type="string">
            <text:p>$l\cdot w$</text:p>
          </table:table-cell>
          <table:table-cell table:style-name="ce8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"/>
          <table:table-cell table:style-name="ce3" table:formula="of:=IF([.X23]=&quot;&quot;;&quot;&quot;;[.$AC23])" office:value-type="string" office:string-value="\meter\squared" calcext:value-type="string">
            <text:p>\meter\squared</text:p>
          </table:table-cell>
          <table:table-cell table:style-name="ce7" table:formula="of:=IF([.X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3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8"/>
          <table:table-cell table:style-name="ce82" office:value-type="string" calcext:value-type="string">
            <text:p>l\cdot w</text:p>
          </table:table-cell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61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4]=&quot;&quot;;&quot;&quot;;[.X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4]=&quot;&quot;;&quot;&quot;;CONCATENATE(&quot;\SI{1}{&quot;;[.$AC24];&quot;}&quot;))" office:value-type="string" office:string-value="\SI{1}{are}" calcext:value-type="string">
            <text:p>\SI{1}{are}</text:p>
          </table:table-cell>
          <table:table-cell table:style-name="ce48" table:formula="of:=IF([.$AB24]=&quot;&quot;;&quot;&quot;;[.$AB24])">
            <text:p/>
          </table:table-cell>
          <table:table-cell table:style-name="ce9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W24]=&quot;&quot;;&quot;&quot;;&quot;$&quot; &amp; [.$W24] &amp; &quot;$&quot;)" office:value-type="string" office:string-value="$\SI{100}{\m\squared}$" calcext:value-type="string">
            <text:p>$\SI{100}{\m\squared}$</text:p>
          </table:table-cell>
          <table:table-cell table:style-name="ce8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"/>
          <table:table-cell table:style-name="ce3" table:formula="of:=IF([.X24]=&quot;&quot;;&quot;&quot;;[.$AC24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3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8"/>
          <table:table-cell table:style-name="ce82" office:value-type="string" calcext:value-type="string">
            <text:p>\SI{100}{\m\squared}</text:p>
          </table:table-cell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/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5]=&quot;&quot;;&quot;&quot;;[.X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5]=&quot;&quot;;&quot;&quot;;CONCATENATE(&quot;\SI{1}{&quot;;[.$AC25];&quot;}&quot;))" office:value-type="string" office:string-value="\SI{1}{\hectare}" calcext:value-type="string">
            <text:p>\SI{1}{\hectare}</text:p>
          </table:table-cell>
          <table:table-cell table:style-name="ce48" table:formula="of:=IF([.$AB25]=&quot;&quot;;&quot;&quot;;[.$AB25])" office:value-type="string" office:string-value="are" calcext:value-type="string">
            <text:p>are</text:p>
          </table:table-cell>
          <table:table-cell table:style-name="ce9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W25]=&quot;&quot;;&quot;&quot;;&quot;$&quot; &amp; [.$W25] &amp; &quot;$&quot;)" office:value-type="string" office:string-value="$\SI{10000}{\m\squared}$" calcext:value-type="string">
            <text:p>$\SI{10000}{\m\squared}$</text:p>
          </table:table-cell>
          <table:table-cell table:style-name="ce8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"/>
          <table:table-cell table:style-name="ce3" table:formula="of:=IF([.X25]=&quot;&quot;;&quot;&quot;;[.$AC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3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8"/>
          <table:table-cell table:style-name="ce82" office:value-type="string" calcext:value-type="string">
            <text:p>\SI{10000}{\m\squared}</text:p>
          </table:table-cell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6]=&quot;&quot;;&quot;&quot;;[.X26])" office:value-type="string" office:string-value="frequency" calcext:value-type="string">
            <text:p>frequency</text:p>
          </table:table-cell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48" table:formula="of:=IF([.$AB26]=&quot;&quot;;&quot;&quot;;[.$AB26])" office:value-type="string" office:string-value="hectare" calcext:value-type="string">
            <text:p>hectare</text:p>
          </table:table-cell>
          <table:table-cell table:style-name="ce8"/>
          <table:table-cell table:style-name="ce3" table:formula="of:=IF([.$X26]=&quot;&quot;;&quot;&quot;;[.$F26])" office:value-type="string" office:string-value="\SI{1}{\hertz}" calcext:value-type="string">
            <text:p>\SI{1}{\hertz}</text:p>
          </table:table-cell>
          <table:table-cell table:style-name="ce61" table:formula="of:=IF([.X26]=&quot;&quot;;&quot;&quot;;CONCATENATE(&quot;\si{&quot;;[.$AD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W26]=&quot;&quot;;&quot;&quot;;&quot;$&quot; &amp; [.$W26] &amp; &quot;$&quot;)" office:value-type="string" office:string-value="$\frac{N}{t}$" calcext:value-type="string">
            <text:p>$\frac{N}{t}$</text:p>
          </table:table-cell>
          <table:table-cell table:style-name="ce8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X26]=&quot;&quot;;&quot;&quot;;[.$AC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3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88"/>
          <table:table-cell table:style-name="ce82" office:value-type="string" calcext:value-type="string">
            <text:p>\frac{N}{t}</text:p>
          </table:table-cell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61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X27]=&quot;&quot;;&quot;&quot;;[.X27])" office:value-type="string" office:string-value="velocity" calcext:value-type="string">
            <text:p>velocity</text:p>
          </table:table-cell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B27]=&quot;&quot;;&quot;&quot;;[.$AB27])">
            <text:p/>
          </table:table-cell>
          <table:table-cell table:style-name="ce8"/>
          <table:table-cell table:style-name="ce61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W27]=&quot;&quot;;&quot;&quot;;&quot;$&quot; &amp; [.$W27] &amp; &quot;$&quot;)" office:value-type="string" office:string-value="$\frac{\Delta s}{\Delta t}$" calcext:value-type="string">
            <text:p>$\frac{\Delta s}{\Delta t}$</text:p>
          </table:table-cell>
          <table:table-cell table:style-name="ce8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"/>
          <table:table-cell table:style-name="ce3" table:formula="of:=IF([.X27]=&quot;&quot;;&quot;&quot;;[.$AC27])" office:value-type="string" office:string-value="\meter\per\second" calcext:value-type="string">
            <text:p>\meter\per\second</text:p>
          </table:table-cell>
          <table:table-cell table:style-name="ce7" table:formula="of:=IF([.X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3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8"/>
          <table:table-cell table:style-name="ce82" office:value-type="string" calcext:value-type="string">
            <text:p>\frac{\Delta s}{\Delta t}</text:p>
          </table:table-cell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61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8]=&quot;&quot;;&quot;&quot;;[.X28])" office:value-type="string" office:string-value="gravitational field strength" calcext:value-type="string">
            <text:p>gravitational field strength</text:p>
          </table:table-cell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B28]=&quot;&quot;;&quot;&quot;;[.$AB28])">
            <text:p/>
          </table:table-cell>
          <table:table-cell table:style-name="ce8"/>
          <table:table-cell table:style-name="ce3" table:formula="of:=IF([.$X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X28]=&quot;&quot;;&quot;&quot;;CONCATENATE(&quot;\SI{1}{&quot;;[.$AD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W28]=&quot;&quot;;&quot;&quot;;&quot;$&quot; &amp; [.$W28] &amp; &quot;$&quot;)" office:value-type="string" office:string-value="$\frac{F}{m}$" calcext:value-type="string">
            <text:p>$\frac{F}{m}$</text:p>
          </table:table-cell>
          <table:table-cell table:style-name="ce8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"/>
          <table:table-cell table:style-name="ce3" table:formula="of:=IF([.X28]=&quot;&quot;;&quot;&quot;;[.$AC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3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8"/>
          <table:table-cell table:style-name="ce82" office:value-type="string" calcext:value-type="string">
            <text:p>\frac{F}{m}</text:p>
          </table:table-cell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61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9]=&quot;&quot;;&quot;&quot;;[.X29])" office:value-type="string" office:string-value="momentum" calcext:value-type="string">
            <text:p>momentum</text:p>
          </table:table-cell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48" table:formula="of:=IF([.$AB29]=&quot;&quot;;&quot;&quot;;[.$AB29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X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X29]=&quot;&quot;;&quot;&quot;;CONCATENATE(&quot;\SI{1}{&quot;;[.$AD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W29]=&quot;&quot;;&quot;&quot;;&quot;$&quot; &amp; [.$W29] &amp; &quot;$&quot;)" office:value-type="string" office:string-value="$m \cdot v$" calcext:value-type="string">
            <text:p>$m \cdot v$</text:p>
          </table:table-cell>
          <table:table-cell table:style-name="ce8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"/>
          <table:table-cell table:style-name="ce3" table:formula="of:=IF([.X29]=&quot;&quot;;&quot;&quot;;[.$AC29])" office:value-type="string" office:string-value="\huygens" calcext:value-type="string">
            <text:p>\huygens</text:p>
          </table:table-cell>
          <table:table-cell table:style-name="ce7" table:formula="of:=IF([.X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3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8"/>
          <table:table-cell table:style-name="ce82" office:value-type="string" calcext:value-type="string">
            <text:p>m \cdot v</text:p>
          </table:table-cell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6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0]=&quot;&quot;;&quot;&quot;;[.X30])" office:value-type="string" office:string-value="induced e.m.f." calcext:value-type="string">
            <text:p>induced e.m.f.</text:p>
          </table:table-cell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W30]=&quot;&quot;;&quot;&quot;;&quot;$&quot; &amp; [.$W30] &amp; &quot;$&quot;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"/>
          <table:table-cell table:style-name="ce3" table:formula="of:=IF([.X30]=&quot;&quot;;&quot;&quot;;[.$AC30])" office:value-type="string" office:string-value="\volt" calcext:value-type="string">
            <text:p>\volt</text:p>
          </table:table-cell>
          <table:table-cell table:style-name="ce7" table:formula="of:=IF([.X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3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8"/>
          <table:table-cell table:style-name="ce82" office:value-type="string" calcext:value-type="string">
            <text:p>-N\,\frac{\Delta \Phi}{\Delta t}</text:p>
          </table:table-cell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1]=&quot;&quot;;&quot;&quot;;[.X31])" office:value-type="string" office:string-value="inductance" calcext:value-type="string">
            <text:p>inductance</text:p>
          </table:table-cell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48" table:formula="of:=IF([.$AB31]=&quot;&quot;;&quot;&quot;;[.$AB31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X31]=&quot;&quot;;&quot;&quot;;[.$F31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3" table:formula="of:=IF([.$W31]=&quot;&quot;;&quot;&quot;;&quot;$&quot; &amp; [.$W31] &amp; &quot;$&quot;)" office:value-type="string" office:string-value="$L \cdot \frac{\Delta I}{\Delta t}$" calcext:value-type="string">
            <text:p>$L \cdot \frac{\Delta I}{\Delta t}$</text:p>
          </table:table-cell>
          <table:table-cell table:style-name="ce9"/>
          <table:table-cell table:style-name="ce8"/>
          <table:table-cell table:style-name="ce3" table:formula="of:=IF([.X31]=&quot;&quot;;&quot;&quot;;[.$AC31])" office:value-type="string" office:string-value="\henry" calcext:value-type="string">
            <text:p>\henry</text:p>
          </table:table-cell>
          <table:table-cell table:style-name="ce7" table:formula="of:=IF([.X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3" table:formula="of:=IF([.W31]=&quot;&quot;;&quot;&quot;;&quot;$V_L&quot; &amp; &quot;=&quot; &amp;[.W31] &amp; &quot;$&quot;)" office:value-type="string" office:string-value="$V_L=L \cdot \frac{\Delta I}{\Delta t}$" calcext:value-type="string">
            <text:p>$V_L=L \cdot \frac{\Delta I}{\Delta t}$</text:p>
          </table:table-cell>
          <table:table-cell table:style-name="ce88"/>
          <table:table-cell table:style-name="ce100" office:value-type="string" calcext:value-type="string">
            <text:p>L \cdot \frac{\Delta I}{\Delta t}</text:p>
          </table:table-cell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V_L / (dI/dt) </text:p>
          </table:table-cell>
          <table:table-cell table:style-name="ce41" office:value-type="string" calcext:value-type="string">
            <text:p>H </text:p>
          </table:table-cell>
          <table:table-cell table:style-name="ce6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2]=&quot;&quot;;&quot;&quot;;[.X32])" office:value-type="string" office:string-value="intensity" calcext:value-type="string">
            <text:p>intensity</text:p>
          </table:table-cell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B32]=&quot;&quot;;&quot;&quot;;[.$AB32])">
            <text:p/>
          </table:table-cell>
          <table:table-cell table:style-name="ce8"/>
          <table:table-cell table:style-name="ce3" table:formula="of:=IF([.$X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X32]=&quot;&quot;;&quot;&quot;;CONCATENATE(&quot;\SI{1}{&quot;;[.$AD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W32]=&quot;&quot;;&quot;&quot;;&quot;$&quot; &amp; [.$W32] &amp; &quot;$&quot;)" office:value-type="string" office:string-value="$\frac{\Delta E}{A\,\Delta t}$" calcext:value-type="string">
            <text:p>$\frac{\Delta E}{A\,\Delta t}$</text:p>
          </table:table-cell>
          <table:table-cell table:style-name="ce8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"/>
          <table:table-cell table:style-name="ce3" table:formula="of:=IF([.X32]=&quot;&quot;;&quot;&quot;;[.$AC32])" office:value-type="string" office:string-value="\watt\per\meter\squared" calcext:value-type="string">
            <text:p>\watt\per\meter\squared</text:p>
          </table:table-cell>
          <table:table-cell table:style-name="ce7" table:formula="of:=IF([.X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3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8"/>
          <table:table-cell table:style-name="ce82" office:value-type="string" calcext:value-type="string">
            <text:p>\frac{\Delta E}{A\,\Delta t}</text:p>
          </table:table-cell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6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3]=&quot;&quot;;&quot;&quot;;[.X33])" office:value-type="string" office:string-value="capacitance" calcext:value-type="string">
            <text:p>capacitance</text:p>
          </table:table-cell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48" table:formula="of:=IF([.$AB33]=&quot;&quot;;&quot;&quot;;[.$AB33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X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X33]=&quot;&quot;;&quot;&quot;;CONCATENATE(&quot;\SI{1}{&quot;;[.$AD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W33]=&quot;&quot;;&quot;&quot;;&quot;$&quot; &amp; [.$W33] &amp; &quot;$&quot;)" office:value-type="string" office:string-value="$CV$" calcext:value-type="string">
            <text:p>$CV$</text:p>
          </table:table-cell>
          <table:table-cell table:style-name="ce9"/>
          <table:table-cell table:style-name="ce8"/>
          <table:table-cell table:style-name="ce3" table:formula="of:=IF([.X33]=&quot;&quot;;&quot;&quot;;[.$AC33])" office:value-type="string" office:string-value="\farad" calcext:value-type="string">
            <text:p>\farad</text:p>
          </table:table-cell>
          <table:table-cell table:style-name="ce7" table:formula="of:=IF([.X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61" table:formula="of:=IF([.W33]=&quot;&quot;;&quot;&quot;;&quot;$Q&quot;  &amp; &quot;=&quot; &amp;[.W33] &amp; &quot;$&quot;)" office:value-type="string" office:string-value="$Q=CV$" calcext:value-type="string">
            <text:p>$Q=CV$</text:p>
          </table:table-cell>
          <table:table-cell table:style-name="ce88"/>
          <table:table-cell table:style-name="ce82" office:value-type="string" calcext:value-type="string">
            <text:p>CV</text:p>
          </table:table-cell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/V</text:p>
          </table:table-cell>
          <table:table-cell table:style-name="ce40" office:value-type="string" calcext:value-type="string">
            <text:p>F</text:p>
          </table:table-cell>
          <table:table-cell table:style-name="ce61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34]=&quot;&quot;;&quot;&quot;;[.X34])" office:value-type="string" office:string-value="force" calcext:value-type="string">
            <text:p>force</text:p>
          </table:table-cell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48" table:formula="of:=IF([.$AB34]=&quot;&quot;;&quot;&quot;;[.$AB34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X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X34]=&quot;&quot;;&quot;&quot;;CONCATENATE(&quot;\SI{1}{&quot;;[.$AD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W34]=&quot;&quot;;&quot;&quot;;&quot;$&quot; &amp; [.$W34] &amp; &quot;$&quot;)" office:value-type="string" office:string-value="$m\cdot a$" calcext:value-type="string">
            <text:p>$m\cdot a$</text:p>
          </table:table-cell>
          <table:table-cell table:style-name="ce8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"/>
          <table:table-cell table:style-name="ce3" table:formula="of:=IF([.X34]=&quot;&quot;;&quot;&quot;;[.$AC34])" office:value-type="string" office:string-value="\newton" calcext:value-type="string">
            <text:p>\newton</text:p>
          </table:table-cell>
          <table:table-cell table:style-name="ce7" table:formula="of:=IF([.X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3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8"/>
          <table:table-cell table:style-name="ce82" office:value-type="string" calcext:value-type="string">
            <text:p>m\cdot a</text:p>
          </table:table-cell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5]=&quot;&quot;;&quot;&quot;;[.X35])" office:value-type="string" office:string-value="angular frequency" calcext:value-type="string">
            <text:p>angular frequency</text:p>
          </table:table-cell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9" table:formula="of:=IF([.$X35]=&quot;&quot;;&quot;&quot;;CONCATENATE(&quot;\si{&quot;;[.$AC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X35]=&quot;&quot;;&quot;&quot;;CONCATENATE(&quot;\SI{1}{&quot;;[.$AC35];&quot;}&quot;))" office:value-type="string" office:string-value="\SI{1}{\per\s}" calcext:value-type="string">
            <text:p>\SI{1}{\per\s}</text:p>
          </table:table-cell>
          <table:table-cell table:style-name="ce48" table:formula="of:=IF([.$AB35]=&quot;&quot;;&quot;&quot;;[.$AB35])">
            <text:p/>
          </table:table-cell>
          <table:table-cell table:style-name="ce8"/>
          <table:table-cell table:style-name="ce3" table:formula="of:=IF([.$X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W35]=&quot;&quot;;&quot;&quot;;&quot;$&quot; &amp; [.$W35] &amp; &quot;$&quot;)" office:value-type="string" office:string-value="$\frac{2\pi}{T}$" calcext:value-type="string">
            <text:p>$\frac{2\pi}{T}$</text:p>
          </table:table-cell>
          <table:table-cell table:style-name="ce8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"/>
          <table:table-cell table:style-name="ce3" table:formula="of:=IF([.X35]=&quot;&quot;;&quot;&quot;;[.$AC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3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8"/>
          <table:table-cell table:style-name="ce82" office:value-type="string" calcext:value-type="string">
            <text:p>\frac{2\pi}{T}</text:p>
          </table:table-cell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61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6]=&quot;&quot;;&quot;&quot;;[.X36])" office:value-type="string" office:string-value="charge" calcext:value-type="string">
            <text:p>charge</text:p>
          </table:table-cell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48" table:formula="of:=IF([.$AB36]=&quot;&quot;;&quot;&quot;;[.$AB36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X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X36]=&quot;&quot;;&quot;&quot;;CONCATENATE(&quot;\SI{1}{&quot;;[.$AD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W36]=&quot;&quot;;&quot;&quot;;&quot;$&quot; &amp; [.$W36] &amp; &quot;$&quot;)" office:value-type="string" office:string-value="$I\cdot t$" calcext:value-type="string">
            <text:p>$I\cdot t$</text:p>
          </table:table-cell>
          <table:table-cell table:style-name="ce8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"/>
          <table:table-cell table:style-name="ce3" table:formula="of:=IF([.X36]=&quot;&quot;;&quot;&quot;;[.$AC36])" office:value-type="string" office:string-value="\coulomb" calcext:value-type="string">
            <text:p>\coulomb</text:p>
          </table:table-cell>
          <table:table-cell table:style-name="ce7" table:formula="of:=IF([.X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3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8"/>
          <table:table-cell table:style-name="ce82" office:value-type="string" calcext:value-type="string">
            <text:p>I\cdot t</text:p>
          </table:table-cell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61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7]=&quot;&quot;;&quot;&quot;;[.X37])" office:value-type="string" office:string-value="power" calcext:value-type="string">
            <text:p>power</text:p>
          </table:table-cell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48" table:formula="of:=IF([.$AB37]=&quot;&quot;;&quot;&quot;;[.$AB37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X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X37]=&quot;&quot;;&quot;&quot;;CONCATENATE(&quot;\SI{1}{&quot;;[.$AD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W37]=&quot;&quot;;&quot;&quot;;&quot;$&quot; &amp; [.$W37] &amp; &quot;$&quot;)" office:value-type="string" office:string-value="$\frac{E}{t}$" calcext:value-type="string">
            <text:p>$\frac{E}{t}$</text:p>
          </table:table-cell>
          <table:table-cell table:style-name="ce8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8"/>
          <table:table-cell table:style-name="ce3" table:formula="of:=IF([.X37]=&quot;&quot;;&quot;&quot;;[.$AC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3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97"/>
          <table:table-cell table:style-name="ce55" office:value-type="string" calcext:value-type="string">
            <text:p>\frac{E}{t}</text:p>
          </table:table-cell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8]=&quot;&quot;;&quot;&quot;;[.X38])" office:value-type="string" office:string-value="magnetic field strength" calcext:value-type="string">
            <text:p>magnetic field strength</text:p>
          </table:table-cell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48" table:formula="of:=IF([.$AB38]=&quot;&quot;;&quot;&quot;;[.$AB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X38]=&quot;&quot;;&quot;&quot;;[.$F38])" office:value-type="string" office:string-value="\SI{1}{\tesla}" calcext:value-type="string">
            <text:p>\SI{1}{\tesla}</text:p>
          </table:table-cell>
          <table:table-cell table:style-name="ce61"/>
          <table:table-cell table:style-name="ce3"/>
          <table:table-cell table:style-name="ce3" table:formula="of:=IF([.$W38]=&quot;&quot;;&quot;&quot;;&quot;$&quot; &amp; [.$W38] &amp; &quot;$&quot;)" office:value-type="string" office:string-value="$B\cdot I\cdot l$" calcext:value-type="string">
            <text:p>$B\cdot I\cdot l$</text:p>
          </table:table-cell>
          <table:table-cell table:style-name="ce9"/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X38]=&quot;&quot;;&quot;&quot;;[.$AC38])" office:value-type="string" office:string-value="\tesla" calcext:value-type="string">
            <text:p>\tesla</text:p>
          </table:table-cell>
          <table:table-cell table:style-name="ce7" table:formula="of:=IF([.X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3" table:formula="of:=IF([.W38]=&quot;&quot;;&quot;&quot;;&quot;$F&quot; &amp; &quot;=&quot; &amp;[.W38] &amp; &quot;$&quot;)" office:value-type="string" office:string-value="$F=B\cdot I\cdot l$" calcext:value-type="string">
            <text:p>$F=B\cdot I\cdot l$</text:p>
          </table:table-cell>
          <table:table-cell table:style-name="ce88"/>
          <table:table-cell table:style-name="ce82" office:value-type="string" calcext:value-type="string">
            <text:p>B\cdot I\cdot l</text:p>
          </table:table-cell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61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9]=&quot;&quot;;&quot;&quot;;[.X39])" office:value-type="string" office:string-value="magnetic flux" calcext:value-type="string">
            <text:p>magnetic flux</text:p>
          </table:table-cell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48" table:formula="of:=IF([.$AB39]=&quot;&quot;;&quot;&quot;;[.$AB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X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X39]=&quot;&quot;;&quot;&quot;;CONCATENATE(&quot;\SI{1}{&quot;;[.$AD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W39]=&quot;&quot;;&quot;&quot;;&quot;$&quot; &amp; [.$W39] &amp; &quot;$&quot;)" office:value-type="string" office:string-value="$B\cdot A$" calcext:value-type="string">
            <text:p>$B\cdot A$</text:p>
          </table:table-cell>
          <table:table-cell table:style-name="ce8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X39]=&quot;&quot;;&quot;&quot;;[.$AC39])" office:value-type="string" office:string-value="\weber" calcext:value-type="string">
            <text:p>\weber</text:p>
          </table:table-cell>
          <table:table-cell table:style-name="ce7" table:formula="of:=IF([.X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3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88"/>
          <table:table-cell table:style-name="ce82" office:value-type="string" calcext:value-type="string">
            <text:p>B\cdot A</text:p>
          </table:table-cell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61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X40]=&quot;&quot;;&quot;&quot;;[.X40])" office:value-type="string" office:string-value="mass" calcext:value-type="string">
            <text:p>mass</text:p>
          </table:table-cell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48" table:formula="of:=IF([.$AB40]=&quot;&quot;;&quot;&quot;;[.$AB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W40]=&quot;&quot;;&quot;&quot;;&quot;$&quot; &amp; [.$W40] &amp; &quot;$&quot;)">
            <text:p/>
          </table:table-cell>
          <table:table-cell table:style-name="ce8" table:formula="of:=IF([.W40]=&quot;&quot;;&quot;&quot;;&quot;$&quot; &amp;[.Y40] &amp; &quot;=&quot; &amp;[.W40] &amp; &quot;$&quot;)">
            <text:p/>
          </table:table-cell>
          <table:table-cell table:style-name="ce74"/>
          <table:table-cell table:style-name="ce3" table:formula="of:=IF([.X40]=&quot;&quot;;&quot;&quot;;[.$AC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3" table:formula="of:=IF([.W40]=&quot;&quot;;&quot;&quot;;&quot;$&quot; &amp;[.Y40] &amp; &quot;=&quot; &amp;[.W40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61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1]=&quot;&quot;;&quot;&quot;;[.X41])" office:value-type="string" office:string-value="energy (mechanical)" calcext:value-type="string">
            <text:p>energy (mechanical)</text:p>
          </table:table-cell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48" table:formula="of:=IF([.$AB41]=&quot;&quot;;&quot;&quot;;[.$AB41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X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X41]=&quot;&quot;;&quot;&quot;;CONCATENATE(&quot;\SI{1}{&quot;;[.$AD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W41]=&quot;&quot;;&quot;&quot;;&quot;$&quot; &amp; [.$W41] &amp; &quot;$&quot;)" office:value-type="string" office:string-value="$F \times s$" calcext:value-type="string">
            <text:p>$F \times s$</text:p>
          </table:table-cell>
          <table:table-cell table:style-name="ce8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"/>
          <table:table-cell table:style-name="ce3" table:formula="of:=IF([.X41]=&quot;&quot;;&quot;&quot;;[.$AC41])" office:value-type="string" office:string-value="\joule" calcext:value-type="string">
            <text:p>\joule</text:p>
          </table:table-cell>
          <table:table-cell table:style-name="ce7" table:formula="of:=IF([.X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3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8"/>
          <table:table-cell table:style-name="ce82" office:value-type="string" calcext:value-type="string">
            <text:p>F \times s</text:p>
          </table:table-cell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2]=&quot;&quot;;&quot;&quot;;[.X42])" office:value-type="string" office:string-value="period" calcext:value-type="string">
            <text:p>period</text:p>
          </table:table-cell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48" table:formula="of:=IF([.$AB42]=&quot;&quot;;&quot;&quot;;[.$AB42])" office:value-type="string" office:string-value="second" calcext:value-type="string">
            <text:p>second</text:p>
          </table:table-cell>
          <table:table-cell table:style-name="ce8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W42]=&quot;&quot;;&quot;&quot;;&quot;$&quot; &amp; [.$W42] &amp; &quot;$&quot;)" office:value-type="string" office:string-value="$\frac{1}{f}$" calcext:value-type="string">
            <text:p>$\frac{1}{f}$</text:p>
          </table:table-cell>
          <table:table-cell table:style-name="ce8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"/>
          <table:table-cell table:style-name="ce3" table:formula="of:=IF([.X42]=&quot;&quot;;&quot;&quot;;[.$AC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3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8"/>
          <table:table-cell table:style-name="ce82" office:value-type="string" calcext:value-type="string">
            <text:p>\frac{1}{f}</text:p>
          </table:table-cell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61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3]=&quot;&quot;;&quot;&quot;;[.X43])" office:value-type="string" office:string-value="potential (electric)" calcext:value-type="string">
            <text:p>potential (electric)</text:p>
          </table:table-cell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48" table:formula="of:=IF([.$AB43]=&quot;&quot;;&quot;&quot;;[.$AB43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X43]=&quot;&quot;;&quot;&quot;;[.$F43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3]=&quot;&quot;;&quot;&quot;;&quot;$&quot; &amp; [.$W43] &amp; &quot;$&quot;)" office:value-type="string" office:string-value="$\frac{E}{Q}$" calcext:value-type="string">
            <text:p>$\frac{E}{Q}$</text:p>
          </table:table-cell>
          <table:table-cell table:style-name="ce8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"/>
          <table:table-cell table:style-name="ce3" table:formula="of:=IF([.X43]=&quot;&quot;;&quot;&quot;;[.$AC43])" office:value-type="string" office:string-value="\volt" calcext:value-type="string">
            <text:p>\volt</text:p>
          </table:table-cell>
          <table:table-cell table:style-name="ce7" table:formula="of:=IF([.X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3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8"/>
          <table:table-cell table:style-name="ce82" office:value-type="string" calcext:value-type="string">
            <text:p>\frac{E}{Q}</text:p>
          </table:table-cell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4]=&quot;&quot;;&quot;&quot;;[.X44])" office:value-type="string" office:string-value="percent" calcext:value-type="string">
            <text:p>percent</text:p>
          </table:table-cell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X44]=&quot;&quot;;&quot;&quot;;CONCATENATE(&quot;\SI{1}{&quot;;[.$AC44];&quot;}&quot;))" office:value-type="string" office:string-value="\SI{1}{\percent}" calcext:value-type="string">
            <text:p>\SI{1}{\percent}</text:p>
          </table:table-cell>
          <table:table-cell table:style-name="ce48" table:formula="of:=IF([.$AB44]=&quot;&quot;;&quot;&quot;;[.$AB44])" office:value-type="string" office:string-value="percent" calcext:value-type="string">
            <text:p>percent</text:p>
          </table:table-cell>
          <table:table-cell table:style-name="ce8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  <table:table-cell table:style-name="ce61"/>
          <table:table-cell table:style-name="ce3" table:formula="of:=IF([.$W44]=&quot;&quot;;&quot;&quot;;&quot;$&quot; &amp; [.$W44] &amp; &quot;$&quot;)" office:value-type="string" office:string-value="$\frac{1}{100}$" calcext:value-type="string">
            <text:p>$\frac{1}{100}$</text:p>
          </table:table-cell>
          <table:table-cell table:style-name="ce8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"/>
          <table:table-cell table:style-name="ce3" table:formula="of:=IF([.X44]=&quot;&quot;;&quot;&quot;;[.$AC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3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8"/>
          <table:table-cell table:style-name="ce82" office:value-type="string" calcext:value-type="string">
            <text:p>\frac{1}{100}</text:p>
          </table:table-cell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5]=&quot;&quot;;&quot;&quot;;[.X45])" office:value-type="string" office:string-value="permille" calcext:value-type="string">
            <text:p>permille</text:p>
          </table:table-cell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X45]=&quot;&quot;;&quot;&quot;;CONCATENATE(&quot;\SI{1}{&quot;;[.$AC45];&quot;}&quot;))" office:value-type="string" office:string-value="\SI{1}{\permille}" calcext:value-type="string">
            <text:p>\SI{1}{\permille}</text:p>
          </table:table-cell>
          <table:table-cell table:style-name="ce48" table:formula="of:=IF([.$AB45]=&quot;&quot;;&quot;&quot;;[.$AB45])" office:value-type="string" office:string-value="permille" calcext:value-type="string">
            <text:p>permille</text:p>
          </table:table-cell>
          <table:table-cell table:style-name="ce8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  <table:table-cell table:style-name="ce61"/>
          <table:table-cell table:style-name="ce3" table:formula="of:=IF([.$W45]=&quot;&quot;;&quot;&quot;;&quot;$&quot; &amp; [.$W45] &amp; &quot;$&quot;)" office:value-type="string" office:string-value="$\frac{1}{1000}$" calcext:value-type="string">
            <text:p>$\frac{1}{1000}$</text:p>
          </table:table-cell>
          <table:table-cell table:style-name="ce8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"/>
          <table:table-cell table:style-name="ce3" table:formula="of:=IF([.X45]=&quot;&quot;;&quot;&quot;;[.$AC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3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8"/>
          <table:table-cell table:style-name="ce82" office:value-type="string" calcext:value-type="string">
            <text:p>\frac{1}{1000}</text:p>
          </table:table-cell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61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6]=&quot;&quot;;&quot;&quot;;[.X46])" office:value-type="string" office:string-value="voltage" calcext:value-type="string">
            <text:p>voltage</text:p>
          </table:table-cell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46]=&quot;&quot;;&quot;&quot;;[.$F46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6]=&quot;&quot;;&quot;&quot;;&quot;$&quot; &amp; [.$W46] &amp; &quot;$&quot;)" office:value-type="string" office:string-value="$\Delta\varphi$" calcext:value-type="string">
            <text:p>$\Delta\varphi$</text:p>
          </table:table-cell>
          <table:table-cell table:style-name="ce8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8"/>
          <table:table-cell table:style-name="ce3" table:formula="of:=IF([.X46]=&quot;&quot;;&quot;&quot;;[.$AC46])" office:value-type="string" office:string-value="\volt" calcext:value-type="string">
            <text:p>\volt</text:p>
          </table:table-cell>
          <table:table-cell table:style-name="ce7" table:formula="of:=IF([.X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3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98"/>
          <table:table-cell office:value-type="string" calcext:value-type="string">
            <text:p>\Delta\varphi</text:p>
          </table:table-cell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7]=&quot;&quot;;&quot;&quot;;[.X47])" office:value-type="string" office:string-value="current" calcext:value-type="string">
            <text:p>current</text:p>
          </table:table-cell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48" table:formula="of:=IF([.$AB47]=&quot;&quot;;&quot;&quot;;[.$AB47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X47]=&quot;&quot;;&quot;&quot;;[.$F47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3" table:formula="of:=IF([.$W47]=&quot;&quot;;&quot;&quot;;&quot;$&quot; &amp; [.$W47] &amp; &quot;$&quot;)">
            <text:p/>
          </table:table-cell>
          <table:table-cell table:style-name="ce8" table:formula="of:=IF([.W47]=&quot;&quot;;&quot;&quot;;&quot;$&quot; &amp;[.Y47] &amp; &quot;=&quot; &amp;[.W47] &amp; &quot;$&quot;)">
            <text:p/>
          </table:table-cell>
          <table:table-cell table:style-name="ce8"/>
          <table:table-cell table:style-name="ce3" table:formula="of:=IF([.X47]=&quot;&quot;;&quot;&quot;;[.$AC47])" office:value-type="string" office:string-value="\ampere" calcext:value-type="string">
            <text:p>\ampere</text:p>
          </table:table-cell>
          <table:table-cell table:style-name="ce7" table:formula="of:=IF([.X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3" table:formula="of:=IF([.W47]=&quot;&quot;;&quot;&quot;;&quot;$&quot; &amp;[.Y47] &amp; &quot;=&quot; &amp;[.W47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8]=&quot;&quot;;&quot;&quot;;[.X48])" office:value-type="string" office:string-value="flow rate" calcext:value-type="string">
            <text:p>flow rate</text:p>
          </table:table-cell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B48]=&quot;&quot;;&quot;&quot;;[.$AB48])">
            <text:p/>
          </table:table-cell>
          <table:table-cell table:style-name="ce8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48]=&quot;&quot;;&quot;&quot;;&quot;$&quot; &amp; [.$W48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8"/>
          <table:table-cell table:style-name="ce3" table:formula="of:=IF([.X48]=&quot;&quot;;&quot;&quot;;[.$AC48])" office:value-type="string" office:string-value="\meter\cubed\per\second" calcext:value-type="string">
            <text:p>\meter\cubed\per\second</text:p>
          </table:table-cell>
          <table:table-cell table:style-name="ce7" table:formula="of:=IF([.X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3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98"/>
          <table:table-cell office:value-type="string" calcext:value-type="string">
            <text:p>\frac{\Delta V}{\Delta t}</text:p>
          </table:table-cell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61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9]=&quot;&quot;;&quot;&quot;;[.X49])" office:value-type="string" office:string-value="temperature" calcext:value-type="string">
            <text:p>temperature</text:p>
          </table:table-cell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50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48" table:formula="of:=IF([.$AB49]=&quot;&quot;;&quot;&quot;;[.$AB49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  <table:table-cell table:style-name="ce3"/>
          <table:table-cell table:style-name="ce3" table:formula="of:=IF([.$W49]=&quot;&quot;;&quot;&quot;;&quot;$&quot; &amp; [.$W49] &amp; &quot;$&quot;)">
            <text:p/>
          </table:table-cell>
          <table:table-cell table:style-name="ce8" table:formula="of:=IF([.W49]=&quot;&quot;;&quot;&quot;;&quot;$&quot; &amp;[.Y49] &amp; &quot;=&quot; &amp;[.W49] &amp; &quot;$&quot;)">
            <text:p/>
          </table:table-cell>
          <table:table-cell table:style-name="ce8"/>
          <table:table-cell table:style-name="ce3" table:formula="of:=IF([.X49]=&quot;&quot;;&quot;&quot;;[.$AC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3" table:formula="of:=IF([.W49]=&quot;&quot;;&quot;&quot;;&quot;$&quot; &amp;[.Y49] &amp; &quot;=&quot; &amp;[.W49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61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0]=&quot;&quot;;&quot;&quot;;[.X50])" office:value-type="string" office:string-value="moment of inertia" calcext:value-type="string">
            <text:p>moment of inertia</text:p>
          </table:table-cell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B50]=&quot;&quot;;&quot;&quot;;[.$AB50])">
            <text:p/>
          </table:table-cell>
          <table:table-cell table:style-name="ce8"/>
          <table:table-cell table:style-name="ce3" table:formula="of:=IF([.$X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X50]=&quot;&quot;;&quot;&quot;;CONCATENATE(&quot;\SI{1}{&quot;;[.$AD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W50]=&quot;&quot;;&quot;&quot;;&quot;$&quot; &amp; [.$W50] &amp; &quot;$&quot;)" office:value-type="string" office:string-value="$\frac{M}{\alpha}$" calcext:value-type="string">
            <text:p>$\frac{M}{\alpha}$</text:p>
          </table:table-cell>
          <table:table-cell table:style-name="ce8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"/>
          <table:table-cell table:style-name="ce3" table:formula="of:=IF([.X50]=&quot;&quot;;&quot;&quot;;[.$AC50])" office:value-type="string" office:string-value="\newton\meter\second\squared" calcext:value-type="string">
            <text:p>\newton\meter\second\squared</text:p>
          </table:table-cell>
          <table:table-cell table:style-name="ce7" table:formula="of:=IF([.X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3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8"/>
          <table:table-cell table:style-name="ce82" office:value-type="string" calcext:value-type="string">
            <text:p>\frac{M}{\alpha}</text:p>
          </table:table-cell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61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1]=&quot;&quot;;&quot;&quot;;[.X51])" office:value-type="string" office:string-value="volume" calcext:value-type="string">
            <text:p>volume</text:p>
          </table:table-cell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48" table:formula="of:=IF([.$AB51]=&quot;&quot;;&quot;&quot;;[.$AB51])" office:value-type="string" office:string-value="cubic metre" calcext:value-type="string">
            <text:p>cubic metre</text:p>
          </table:table-cell>
          <table:table-cell table:style-name="ce8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51]=&quot;&quot;;&quot;&quot;;&quot;$&quot; &amp; [.$W51] &amp; &quot;$&quot;)" office:value-type="string" office:string-value="$l \cdot w \cdot h$" calcext:value-type="string">
            <text:p>$l \cdot w \cdot h$</text:p>
          </table:table-cell>
          <table:table-cell table:style-name="ce8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X51]=&quot;&quot;;&quot;&quot;;[.$AC51])" office:value-type="string" office:string-value="\meter\cubed" calcext:value-type="string">
            <text:p>\meter\cubed</text:p>
          </table:table-cell>
          <table:table-cell table:style-name="ce7" table:formula="of:=IF([.X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3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88"/>
          <table:table-cell table:style-name="ce82" office:value-type="string" calcext:value-type="string">
            <text:p>l \cdot w \cdot h</text:p>
          </table:table-cell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61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2]=&quot;&quot;;&quot;&quot;;[.X52])" office:value-type="string" office:string-value="wavelength" calcext:value-type="string">
            <text:p>wavelength</text:p>
          </table:table-cell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48" table:formula="of:=IF([.$AB52]=&quot;&quot;;&quot;&quot;;[.$AB52])">
            <text:p/>
          </table:table-cell>
          <table:table-cell table:style-name="ce8"/>
          <table:table-cell table:style-name="ce3" table:formula="of:=IF([.$X52]=&quot;&quot;;&quot;&quot;;[.$F52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W52]=&quot;&quot;;&quot;&quot;;&quot;$&quot; &amp; [.$W52] &amp; &quot;$&quot;)" office:value-type="string" office:string-value="$\frac{c}{f}$" calcext:value-type="string">
            <text:p>$\frac{c}{f}$</text:p>
          </table:table-cell>
          <table:table-cell table:style-name="ce8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3"/>
          <table:table-cell table:style-name="ce3" table:formula="of:=IF([.X52]=&quot;&quot;;&quot;&quot;;[.$AC52])" office:value-type="string" office:string-value="\meter" calcext:value-type="string">
            <text:p>\meter</text:p>
          </table:table-cell>
          <table:table-cell table:style-name="ce7" table:formula="of:=IF([.X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3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88"/>
          <table:table-cell table:style-name="ce82" office:value-type="string" calcext:value-type="string">
            <text:p>\frac{c}{f}</text:p>
          </table:table-cell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61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53]=&quot;&quot;;&quot;&quot;;[.X53])" office:value-type="string" office:string-value="resistance" calcext:value-type="string">
            <text:p>resistance</text:p>
          </table:table-cell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48" table:formula="of:=IF([.$AB53]=&quot;&quot;;&quot;&quot;;[.$AB53])" office:value-type="string" office:string-value="ohm" calcext:value-type="string">
            <text:p>ohm</text:p>
          </table:table-cell>
          <table:table-cell table:style-name="ce8"/>
          <table:table-cell table:style-name="ce3" table:formula="of:=IF([.$X53]=&quot;&quot;;&quot;&quot;;[.$F53])" office:value-type="string" office:string-value="\SI{1}{\ohm}" calcext:value-type="string">
            <text:p>\SI{1}{\ohm}</text:p>
          </table:table-cell>
          <table:table-cell table:style-name="ce3" table:formula="of:=IF([.X53]=&quot;&quot;;&quot;&quot;;CONCATENATE(&quot;\SI{1}{&quot;;[.$AD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W53]=&quot;&quot;;&quot;&quot;;&quot;$&quot; &amp; [.$W53] &amp; &quot;$&quot;)" office:value-type="string" office:string-value="$\frac{V}{I}$" calcext:value-type="string">
            <text:p>$\frac{V}{I}$</text:p>
          </table:table-cell>
          <table:table-cell table:style-name="ce8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3"/>
          <table:table-cell table:style-name="ce3" table:formula="of:=IF([.X53]=&quot;&quot;;&quot;&quot;;[.$AC53])" office:value-type="string" office:string-value="\ohm" calcext:value-type="string">
            <text:p>\ohm</text:p>
          </table:table-cell>
          <table:table-cell table:style-name="ce7" table:formula="of:=IF([.X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3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98"/>
          <table:table-cell office:value-type="string" calcext:value-type="string">
            <text:p>\frac{V}{I}</text:p>
          </table:table-cell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61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4]=&quot;&quot;;&quot;&quot;;[.X54])" office:value-type="string" office:string-value="angle" calcext:value-type="string">
            <text:p>angle</text:p>
          </table:table-cell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48" table:formula="of:=IF([.$AB54]=&quot;&quot;;&quot;&quot;;[.$AB54])" office:value-type="string" office:string-value="radian" calcext:value-type="string">
            <text:p>radian</text:p>
          </table:table-cell>
          <table:table-cell table:style-name="ce8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W54]=&quot;&quot;;&quot;&quot;;&quot;$&quot; &amp; [.$W54] &amp; &quot;$&quot;)" office:value-type="string" office:string-value="$\frac{s}{r}$" calcext:value-type="string">
            <text:p>$\frac{s}{r}$</text:p>
          </table:table-cell>
          <table:table-cell table:style-name="ce8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61"/>
          <table:table-cell table:style-name="ce7" table:formula="of:=IF([.X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3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98"/>
          <table:table-cell office:value-type="string" calcext:value-type="string">
            <text:p>\frac{s}{r}</text:p>
          </table:table-cell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61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5]=&quot;&quot;;&quot;&quot;;[.X55])" office:value-type="string" office:string-value="angular velocity" calcext:value-type="string">
            <text:p>angular velocity</text:p>
          </table:table-cell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9" table:formula="of:=IF([.$X55]=&quot;&quot;;&quot;&quot;;CONCATENATE(&quot;\si{&quot;;[.$AC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X55]=&quot;&quot;;&quot;&quot;;CONCATENATE(&quot;\SI{1}{&quot;;[.$AC55];&quot;}&quot;))" office:value-type="string" office:string-value="\SI{1}{\per\second}" calcext:value-type="string">
            <text:p>\SI{1}{\per\second}</text:p>
          </table:table-cell>
          <table:table-cell table:style-name="ce48" table:formula="of:=IF([.$AB55]=&quot;&quot;;&quot;&quot;;[.$AB55])">
            <text:p/>
          </table:table-cell>
          <table:table-cell table:style-name="ce8"/>
          <table:table-cell table:style-name="ce61" table:formula="of:=IF([.$X55]=&quot;&quot;;&quot;&quot;;[.$F55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W55]=&quot;&quot;;&quot;&quot;;&quot;$&quot; &amp; [.$W55] &amp; &quot;$&quot;)" office:value-type="string" office:string-value="$\frac{\Delta\theta}{\Delta t}$" calcext:value-type="string">
            <text:p>$\frac{\Delta\theta}{\Delta t}$</text:p>
          </table:table-cell>
          <table:table-cell table:style-name="ce8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8"/>
          <table:table-cell table:style-name="ce3" table:formula="of:=IF([.X55]=&quot;&quot;;&quot;&quot;;[.$AC55])" office:value-type="string" office:string-value="\per\second" calcext:value-type="string">
            <text:p>\per\second</text:p>
          </table:table-cell>
          <table:table-cell table:style-name="ce7" table:formula="of:=IF([.X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3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98"/>
          <table:table-cell office:value-type="string" calcext:value-type="string">
            <text:p>\frac{\Delta\theta}{\Delta t}</text:p>
          </table:table-cell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61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6]=&quot;&quot;;&quot;&quot;;[.X56])" office:value-type="string" office:string-value="angular acceleration" calcext:value-type="string">
            <text:p>angular acceleration</text:p>
          </table:table-cell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9" table:formula="of:=IF([.$X56]=&quot;&quot;;&quot;&quot;;CONCATENATE(&quot;\si{&quot;;[.$AC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X56]=&quot;&quot;;&quot;&quot;;CONCATENATE(&quot;\SI{1}{&quot;;[.$AC56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B56]=&quot;&quot;;&quot;&quot;;[.$AB56])">
            <text:p/>
          </table:table-cell>
          <table:table-cell table:style-name="ce8"/>
          <table:table-cell table:style-name="ce61" table:formula="of:=IF([.$X56]=&quot;&quot;;&quot;&quot;;[.$F56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W56]=&quot;&quot;;&quot;&quot;;&quot;$&quot; &amp; [.$W56] &amp; &quot;$&quot;)" office:value-type="string" office:string-value="$\frac{\Delta\omega}{\Delta t}$" calcext:value-type="string">
            <text:p>$\frac{\Delta\omega}{\Delta t}$</text:p>
          </table:table-cell>
          <table:table-cell table:style-name="ce8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8"/>
          <table:table-cell table:style-name="ce3" table:formula="of:=IF([.X56]=&quot;&quot;;&quot;&quot;;[.$AC56])" office:value-type="string" office:string-value="\per\second\squared" calcext:value-type="string">
            <text:p>\per\second\squared</text:p>
          </table:table-cell>
          <table:table-cell table:style-name="ce7" table:formula="of:=IF([.X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3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98"/>
          <table:table-cell office:value-type="string" calcext:value-type="string">
            <text:p>\frac{\Delta\omega}{\Delta t}</text:p>
          </table:table-cell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61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7]=&quot;&quot;;&quot;&quot;;[.X57])" office:value-type="string" office:string-value="efficiency" calcext:value-type="string">
            <text:p>efficiency</text:p>
          </table:table-cell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1">45</text:span>}{\percent}</text:p>
          </table:table-cell>
          <table:table-cell table:style-name="ce61" office:value-type="string" calcext:value-type="string">
            <text:p>\num{<text:span text:style-name="T3">0.45</text:span>}</text:p>
          </table:table-cell>
          <table:table-cell table:style-name="ce61"/>
          <table:table-cell table:style-name="ce3" table:formula="of:=IF([.$W57]=&quot;&quot;;&quot;&quot;;&quot;$&quot; &amp; [.$W57] &amp; &quot;$&quot;)" office:value-type="string" office:string-value="$\frac{E_{\text{out}}}{E_{\text{in}}}$" calcext:value-type="string">
            <text:p>$\frac{E_{\text{out}}}{E_{\text{in}}}$</text:p>
          </table:table-cell>
          <table:table-cell table:style-name="ce8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8"/>
          <table:table-cell table:style-name="ce3" table:formula="of:=IF([.X57]=&quot;&quot;;&quot;&quot;;[.$AC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3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98"/>
          <table:table-cell office:value-type="string" calcext:value-type="string">
            <text:p>\frac{E_{\text{out}}}{E_{\text{in}}}</text:p>
          </table:table-cell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8]=&quot;&quot;;&quot;&quot;;[.X58])" office:value-type="string" office:string-value="weight" calcext:value-type="string">
            <text:p>weight</text:p>
          </table:table-cell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48" table:formula="of:=IF([.$X58]=&quot;&quot;;&quot;&quot;;CONCATENATE(&quot;\SI{1}{&quot;;[.$AC58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W58]=&quot;&quot;;&quot;&quot;;&quot;$&quot; &amp; [.$W58] &amp; &quot;$&quot;)" office:value-type="string" office:string-value="$m\cdot g$" calcext:value-type="string">
            <text:p>$m\cdot g$</text:p>
          </table:table-cell>
          <table:table-cell table:style-name="ce8" table:formula="of:=IF([.W58]=&quot;&quot;;&quot;&quot;;&quot;$&quot; &amp;[.Y58] &amp; &quot;=&quot; &amp;[.W58] &amp; &quot;$&quot;)" office:value-type="string" office:string-value="$W=m\cdot g$" calcext:value-type="string">
            <text:p>$W=m\cdot g$</text:p>
          </table:table-cell>
          <table:table-cell table:style-name="ce8"/>
          <table:table-cell table:style-name="ce3" table:formula="of:=IF([.X58]=&quot;&quot;;&quot;&quot;;[.$AC58])" office:value-type="string" office:string-value="\newton" calcext:value-type="string">
            <text:p>\newton</text:p>
          </table:table-cell>
          <table:table-cell table:style-name="ce7" table:formula="of:=IF([.X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3" table:formula="of:=IF([.W58]=&quot;&quot;;&quot;&quot;;&quot;$&quot; &amp;[.Y58] &amp; &quot;=&quot; &amp;[.W58] &amp; &quot;$&quot;)" office:value-type="string" office:string-value="$W=m\cdot g$" calcext:value-type="string">
            <text:p>$W=m\cdot g$</text:p>
          </table:table-cell>
          <table:table-cell table:style-name="ce98"/>
          <table:table-cell office:value-type="string" calcext:value-type="string">
            <text:p>m\cdot g</text:p>
          </table:table-cell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40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30"/>
        </table:table-row>
        <table:table-row table:style-name="ro1">
          <table:table-cell table:number-columns-repeated="1030"/>
        </table:table-row>
      </table:table>
      <table:table table:name="alternatives" table:style-name="ta1">
        <table:table-column table:style-name="co10" table:default-cell-style-name="ce3"/>
        <table:table-column table:style-name="co32" table:default-cell-style-name="ce3"/>
        <table:table-column table:style-name="co27" table:number-columns-repeated="2" table:default-cell-style-name="Default"/>
        <table:table-column table:style-name="co10" table:default-cell-style-name="ce3"/>
        <table:table-column table:style-name="co32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61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61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61"/>
          <table:table-cell table:number-columns-repeated="2"/>
          <table:table-cell table:style-name="ce52"/>
          <table:table-cell table:style-name="ce61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61"/>
          <table:table-cell table:number-columns-repeated="2"/>
          <table:table-cell table:formula="of:=IF([.$T13]=&quot;&quot;;&quot;&quot;;[.$F13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1.34</text:span>}{\g\per\cm\cubed}</text:p>
          </table:table-cell>
          <table:table-cell table:style-name="ce61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80</text:span>}{\deci\m\squared}</text:p>
          </table:table-cell>
          <table:table-cell table:style-name="ce61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35</text:span>}{a}</text:p>
          </table:table-cell>
          <table:table-cell table:style-name="ce61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65</text:span>}{\hectare}</text:p>
          </table:table-cell>
          <table:table-cell table:style-name="ce61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61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61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61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61"/>
          <table:table-cell table:number-columns-repeated="2"/>
          <table:table-cell table:formula="of:=IF([.$T32]=&quot;&quot;;&quot;&quot;;[.$F32])">
            <text:p/>
          </table:table-cell>
          <table:table-cell table:style-name="ce61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2</text:span>}{\minute}</text:p>
          </table:table-cell>
          <table:table-cell table:style-name="ce61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61"/>
          <table:table-cell table:number-columns-repeated="2"/>
          <table:table-cell table:formula="of:=IF([.$T40]=&quot;&quot;;&quot;&quot;;[.$F40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3">35</text:span>}{\percent}</text:p>
          </table:table-cell>
          <table:table-cell table:style-name="ce61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61" office:value-type="string" calcext:value-type="string">
            <text:p>\SI{<text:span text:style-name="T3">2.5</text:span>}{\permille}</text:p>
          </table:table-cell>
          <table:table-cell table:style-name="ce61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61"/>
          <table:table-cell table:number-columns-repeated="2"/>
          <table:table-cell table:formula="of:=IF([.$T43]=&quot;&quot;;&quot;&quot;;[.$F43])">
            <text:p/>
          </table:table-cell>
          <table:table-cell table:style-name="ce61"/>
        </table:table-row>
        <table:table-row table:style-name="ro1">
          <table:table-cell table:formula="of:=IF([.$T44]=&quot;&quot;;&quot;&quot;;[.$F44])">
            <text:p/>
          </table:table-cell>
          <table:table-cell table:style-name="ce61"/>
          <table:table-cell table:number-columns-repeated="2"/>
          <table:table-cell table:formula="of:=IF([.$T44]=&quot;&quot;;&quot;&quot;;[.$F44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20</text:span>}{\litre\per\minute}</text:p>
          </table:table-cell>
          <table:table-cell table:style-name="ce61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-173</text:span>}{\celsius}</text:p>
          </table:table-cell>
          <table:table-cell table:style-name="ce61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350</text:span>}{\litre}</text:p>
          </table:table-cell>
          <table:table-cell table:style-name="ce61" office:value-type="string" calcext:value-type="string">
            <text:p>\SI{0.35}{\m\cubed}</text:p>
          </table:table-cell>
          <table:table-cell table:number-columns-repeated="2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61"/>
          <table:table-cell table:number-columns-repeated="2"/>
          <table:table-cell table:formula="of:=IF([.$T49]=&quot;&quot;;&quot;&quot;;[.$F49])">
            <text:p/>
          </table:table-cell>
          <table:table-cell table:style-name="ce61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60</text:span>}{\degree}</text:p>
          </table:table-cell>
          <table:table-cell table:style-name="ce61" office:value-type="string" calcext:value-type="string">
            <text:p>$\frac{\pi}{3}$</text:p>
          </table:table-cell>
          <table:table-cell table:number-columns-repeated="2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61" table:formula="of:=IF([.$T52]=&quot;&quot;;&quot;&quot;;[.$F52])">
            <text:p/>
          </table:table-cell>
          <table:table-cell table:style-name="ce61"/>
          <table:table-cell table:number-columns-repeated="2"/>
          <table:table-cell table:style-name="ce61" table:formula="of:=IF([.$T52]=&quot;&quot;;&quot;&quot;;[.$F52])">
            <text:p/>
          </table:table-cell>
          <table:table-cell table:style-name="ce61"/>
        </table:table-row>
        <table:table-row table:style-name="ro1">
          <table:table-cell table:style-name="ce61" table:formula="of:=IF([.$T53]=&quot;&quot;;&quot;&quot;;[.$F53])">
            <text:p/>
          </table:table-cell>
          <table:table-cell table:style-name="ce61"/>
          <table:table-cell table:number-columns-repeated="2"/>
          <table:table-cell table:style-name="ce61" table:formula="of:=IF([.$T53]=&quot;&quot;;&quot;&quot;;[.$F53])">
            <text:p/>
          </table:table-cell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3:32:11.71671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13:48:23.510846000</dc:date>
    <meta:editing-duration>PT15H1M12S</meta:editing-duration>
    <meta:editing-cycles>284</meta:editing-cycles>
    <meta:generator>LibreOffice/25.2.4.3$MacOSX_AARCH64 LibreOffice_project/33e196637044ead23f5c3226cde09b47731f7e27</meta:generator>
    <meta:print-date>2021-01-04T12:19:59.376833236</meta:print-date>
    <meta:document-statistic meta:table-count="2" meta:cell-count="1489" meta:object-count="0"/>
  </office:meta>
</office:document-meta>
</file>